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ngsana New" svg:font-family="'Angsana New'" style:font-family-generic="system"/>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1" fo:font-size="14pt" fo:font-weight="bold" style:font-size-asian="14pt" style:font-weight-asian="bold" style:font-size-complex="14pt" style:font-weight-complex="bold"/>
    </style:style>
    <style:style style:name="P2" style:family="paragraph" style:parent-style-name="Standard">
      <style:text-properties style:font-name="Trebuchet MS1" fo:font-size="14pt" style:font-size-asian="14pt" style:font-size-complex="14pt"/>
    </style:style>
    <style:style style:name="P3" style:family="paragraph" style:parent-style-name="Standard">
      <style:paragraph-properties fo:text-align="center" style:justify-single-word="false"/>
      <style:text-properties style:font-name="Trebuchet MS1" fo:font-size="14pt" style:font-size-asian="14pt" style:font-size-complex="14pt"/>
    </style:style>
    <style:style style:name="P4" style:family="paragraph" style:parent-style-name="Standard" style:list-style-name="L1">
      <style:text-properties style:font-name="Trebuchet MS1" fo:font-size="14pt" style:font-size-asian="14pt" style:font-size-complex="14pt"/>
    </style:style>
    <style:style style:name="P5" style:family="paragraph" style:parent-style-name="Standard" style:list-style-name="L1">
      <style:text-properties style:font-name="Trebuchet MS1" fo:font-size="14pt" fo:language="en" fo:country="US" style:font-size-asian="14pt" style:language-asian="en" style:country-asian="US" style:font-name-complex="Angsana New" style:font-size-complex="14pt" style:language-complex="th" style:country-complex="TH"/>
    </style:style>
    <style:style style:name="P6" style:family="paragraph" style:parent-style-name="Standard">
      <style:text-properties fo:font-size="14pt" style:font-size-asian="14pt" style:font-size-complex="14pt"/>
    </style:style>
    <style:style style:name="P7" style:family="paragraph" style:parent-style-name="List_20_Paragraph" style:list-style-name="L1">
      <style:text-properties style:font-name="Trebuchet MS1" fo:font-size="14pt" style:font-size-asian="14pt" style:font-size-complex="14pt"/>
    </style:style>
    <style:style style:name="P8" style:family="paragraph" style:parent-style-name="List_20_Paragraph" style:list-style-name="L1">
      <style:text-properties style:font-name="Trebuchet M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Hibernate Assignment Questions</text:p>
      <text:p text:style-name="P3">Emertxe Information Technology Pvt. Ltd.</text:p>
      <text:p text:style-name="P6"/>
      <text:list xml:id="list15248588741" text:style-name="L1">
        <text:list-item>
          <text:p text:style-name="P5">Setup Your Project Environment for Hibernate.</text:p>
          <text:p text:style-name="P4"/>
        </text:list-item>
        <text:list-item>
          <text:p text:style-name="P4">Perform CRUD(Create, Retrieve, Update, Delete) operation in database using hibernate.</text:p>
          <text:p text:style-name="P4"/>
        </text:list-item>
        <text:list-item>
          <text:p text:style-name="P4">Create a registration page using hibernate, servlet and jsp?</text:p>
          <text:p text:style-name="P4"/>
        </text:list-item>
        <text:list-item>
          <text:p text:style-name="P4">Create a student login which will validate the user credential from the database using hibernate?</text:p>
        </text:list-item>
      </text:list>
      <text:p text:style-name="P2"/>
      <text:list xml:id="list900552133" text:continue-numbering="true" text:style-name="L1">
        <text:list-item>
          <text:p text:style-name="P4">Create a simple hibernate application to insert the data into the table by using annotation?</text:p>
          <text:p text:style-name="P4"/>
        </text:list-item>
        <text:list-item>
          <text:p text:style-name="P4">Create a hibernate application that automatically create the primary key in the table?</text:p>
          <text:p text:style-name="P4"/>
        </text:list-item>
        <text:list-item>
          <text:p text:style-name="P4">Create table per hierarchy classes in the database using hibernate?</text:p>
          <text:p text:style-name="P4"/>
        </text:list-item>
        <text:list-item>
          <text:p text:style-name="P4">Create table per hierarchy classes using annotation in the hibernate?</text:p>
          <text:p text:style-name="P4"/>
        </text:list-item>
        <text:list-item>
          <text:p text:style-name="P4">Create a hibernate application to map the collection object of the persistence class? </text:p>
          <text:p text:style-name="P4"/>
        </text:list-item>
        <text:list-item>
          <text:p text:style-name="P4">Write a hibernate program to fetch the multiple row of the table by using hibernate query language(HQL).</text:p>
          <text:p text:style-name="P4"/>
        </text:list-item>
        <text:list-item>
          <text:p text:style-name="P8">Create a table by using hibernate configuration file . The table name will be Student (id, name, city) and database name is university. Use hdm2ddl.auto attribute in the configuration file.</text:p>
        </text:list-item>
        <text:list-item>
          <text:p text:style-name="P8">Create a table Professor(id , name, department) in the mysql and delete the record of the table by providing id by using hibernate. Use delete() method</text:p>
        </text:list-item>
        <text:list-item>
          <text:p text:style-name="P8">Create a table Employee(id, name, department). Use the hibernate framework so that user can insert the record or update the record. User saveOrUpdate() method </text:p>
        </text:list-item>
        <text:list-item>
          <text:p text:style-name="P8"><text:soft-page-break/>Create a Parent class Games and the following is the sub class of this class:</text:p>
          <text:p text:style-name="P8">RPG</text:p>
          <text:p text:style-name="P8">Arcade</text:p>
          <text:p text:style-name="P8"/>
          <text:p text:style-name="P8">The Games class has the following property:</text:p>
          <text:p text:style-name="P8">Id, name, space, type</text:p>
          <text:p text:style-name="P8"/>
          <text:p text:style-name="P8">If the RPG class try to insert the data into the table Games then the type column should display RPG and if the Arcade class try to insert the data into the table Games then the type column should display Arcade. If the Games class try to insert the data into the table Games then the type column should display Normal</text:p>
          <text:p text:style-name="P8"/>
          <text:p text:style-name="P8">The Games table looks like this:</text:p>
          <text:p text:style-name="P8">Games:</text:p>
          <text:p text:style-name="P8">Id<text:tab/>name<text:tab/>space <text:tab/>type</text:p>
          <text:p text:style-name="P8"/>
          <text:p text:style-name="P8">Use discriminator-value and discriminator tag to solve this problem.</text:p>
          <text:p text:style-name="P8"/>
        </text:list-item>
        <text:list-item>
          <text:p text:style-name="P8">Write a pojo class and map it the table by Hibernate annotation.</text:p>
          <text:p text:style-name="P8"/>
        </text:list-item>
        <text:list-item>
          <text:p text:style-name="P8">Write a program to implement First Level Cache in Hibernate.</text:p>
          <text:p text:style-name="P8"/>
        </text:list-item>
        <text:list-item>
          <text:p text:style-name="P8">Write a program to implement parameter binding in hibernate</text:p>
          <text:p text:style-name="P8"/>
        </text:list-item>
        <text:list-item>
          <text:p text:style-name="P8"><text:soft-page-break/>Write a program to implement Lazy loading and early loading in Hibernate?</text:p>
          <text:p text:style-name="P7"/>
          <text:p text:style-name="P4"/>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Mangal1" svg:font-family="Mangal"/>
    <style:font-face style:name="Angsana New" svg:font-family="'Angsana New'" style:font-family-generic="system"/>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7T02:12:46.559000000</meta:creation-date>
    <dc:date>2014-07-08T09:51:21</dc:date>
    <meta:editing-duration>PT18M14S</meta:editing-duration>
    <meta:editing-cycles>4</meta:editing-cycles>
    <meta:generator>LibreOffice/3.5$Linux_x86 LibreOffice_project/350m1$Build-2</meta:generator>
    <dc:creator>Likhitha </dc:creator>
    <meta:document-statistic meta:table-count="0" meta:image-count="0" meta:object-count="0" meta:page-count="3" meta:paragraph-count="29" meta:word-count="384" meta:character-count="2278" meta:non-whitespace-character-count="1946"/>
  </office:meta>
</office:document-meta>
</file>